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style:style>
    <style:style style:name="P2" style:parent-style-name="NormalWeb" style:family="paragraph">
      <style:text-properties fo:font-weight="bold" style:font-weight-asian="bold" style:font-weight-complex="bold"/>
    </style:style>
    <style:style style:name="P3" style:parent-style-name="NormalWeb" style:family="paragraph">
      <style:text-properties fo:font-weight="bold" style:font-weight-asian="bold" style:font-weight-complex="bold" fo:color="#FF0000"/>
    </style:style>
    <style:style style:name="P4" style:parent-style-name="NormalWeb" style:family="paragraph">
      <style:text-properties fo:font-weight="bold" style:font-weight-asian="bold" style:font-weight-complex="bold" fo:color="#FF0000"/>
    </style:style>
    <style:style style:name="P5" style:parent-style-name="Normal" style:family="paragraph">
      <style:text-properties fo:font-weight="bold" style:font-weight-asian="bold" style:font-weight-complex="bold" fo:color="#FF0000"/>
    </style:style>
    <style:style style:name="T6" style:parent-style-name="DefaultParagraphFont" style:family="text">
      <style:text-properties style:font-name-asian="Times New Roman"/>
    </style:style>
  </office:automatic-styles>
  <office:body>
    <office:text text:use-soft-page-breaks="true">
      <text:p text:style-name="P1"><text:span text:style-name="Strong">Name – Ayushi Kumari</text:span></text:p>
      <text:p text:style-name="NormalWeb"><text:span text:style-name="Strong">Email -<text:s/></text:span><text:a xlink:href="mailto:ayushisharma8060@gmail.com" office:target-frame-name="_top" xlink:show="replace"><text:span text:style-name="Hyperlink">ayushisharma8060@gmail.com</text:span></text:a></text:p>
      <text:p text:style-name="NormalWeb"><text:span text:style-name="Strong">T</text:span><text:span text:style-name="Strong">opic :<text:s/></text:span><text:span text:style-name="Strong">Innovation in Teaching Methods</text:span><text:span text:style-name="Strong"><text:s/>in higher education.<text:s/></text:span></text:p>
      <text:p text:style-name="NormalWeb"><text:span text:style-name="Strong">Research Paper : Reference from Google School</text:span></text:p>
      <text:p text:style-name="NormalWeb"/>
      <text:p text:style-name="P2"/>
      <text:p text:style-name="NormalWeb"><text:span text:style-name="Strong">Abstract</text:span></text:p>
      <text:p text:style-name="NormalWeb">The landscape of education is continually evolving, with innovative teaching methods playing a critical role in enhancing student engagement and learning outcomes. This paper explores various innovative teaching methodologies, including technology integration, active learning strategies, and personalized learning approaches. By examining current research and case studies, the paper highlights the benefits, challenges, and future directions of these methods. The goal is to provide a comprehensive overview of how innovative teaching practices can transform education and better meet the needs of diverse learners.</text:p>
      <text:p text:style-name="P3">INTRODUCTION</text:p>
      <text:p text:style-name="NormalWeb">Background: Overview of traditional teaching methods and their limitations in addressing contemporary educational challenges.</text:p>
      <text:p text:style-name="NormalWeb">Significance: Importance of adapting teaching methods to enhance student engagement, learning outcomes, and preparedness for the future workforce.</text:p>
      <text:p text:style-name="NormalWeb">Objective: To identify and analyze innovative teaching methods and their impact on higher education.</text:p>
      <text:p text:style-name="P4">METHODOLOGY</text:p>
      <text:p text:style-name="NormalWeb">Research Design: Qualitative and quantitative approaches used to gather data on innovative teaching methods.</text:p>
      <text:p text:style-name="NormalWeb">Data Collection: Surveys, interviews with educators and students, and analysis of case studies from institutions that have implemented innovative practices.</text:p>
      <text:p text:style-name="NormalWeb">Data Analysis: Techniques for evaluating the effectiveness of these methods in enhancing student learning and engagement.</text:p>
      <text:p text:style-name="Normal"><text:span text:style-name="Heading3Char">The Need for Innovation in Higher Education</text:span></text:p>
      <text:p text:style-name="Normal"><text:span text:style-name="Heading3Char">1.</text:span><text:span text:style-name="Heading3Char">Changing Student Demographics and Expectations</text:span></text:p>
      <text:p text:style-name="Normal">Students today are more diverse and technologically savvy than previous generations. They seek learning experiences that are interactive, practical, and relevant to their career goals. Traditional methods often fall short in addressing these needs, prompting educators to explore new pedagogical strategies.</text:p>
      <text:p text:style-name="Normal">2.<text:span text:style-name="Heading3Char">Technological Advancements</text:span></text:p>
      <text:p text:style-name="Normal">The proliferation of digital technologies has transformed the educational landscape. Online platforms, multimedia resources, and interactive tools offer new ways to engage students and facilitate learning.</text:p>
      <text:p text:style-name="NormalWeb">3.Innovative Teaching Styles</text:p>
      <text:p text:style-name="NormalWeb">Flipped Classroom</text:p>
      <text:p text:style-name="NormalWeb">The flipped classroom model inverts traditional teaching methods by having students engage with lecture materials at home and use class time for interactive, problem-solving activities. This approach promotes active learning and allows for more personalized instruction.</text:p>
      <text:p text:style-name="Normal">4.<text:span text:style-name="Heading3Char">Experiential Learning</text:span></text:p>
      <text:p text:style-name="Normal">Experiential learning emphasizes learning through direct experience. Methods such as simulations, internships, and service learning provide students with practical, real-world applications of theoretical concepts, enhancing their understanding and skills.</text:p>
      <text:p text:style-name="Normal">5.<text:span text:style-name="Heading3Char">Blended Learning</text:span></text:p>
      <text:p text:style-name="Normal">Blended learning combines online digital media with traditional face-to-face classroom methods. This hybrid approach offers flexibility and supports a variety of learning styles, enabling students to engage with content at their own pace.</text:p>
      <text:p text:style-name="Normal"/>
      <text:p text:style-name="Normal">6.<text:span text:style-name="Heading3Char">Gamification</text:span></text:p>
      <text:p text:style-name="Normal">Gamification involves incorporating game-like elements into the learning process, such as points, badges, and leaderboards. This approach can increase motivation, engagement, and retention by making learning more interactive and enjoyable.</text:p>
      <text:p text:style-name="Normal">7.<text:span text:style-name="Heading3Char">Adaptive Learning Technologies</text:span></text:p>
      <text:p text:style-name="Normal">Adaptive learning systems use algorithms to personalize the learning experience based on individual student performance and needs. These systems provide customized resources and activities, helping students progress at their own pace.</text:p>
      <text:p text:style-name="NormalWeb"/>
      <text:p text:style-name="Normal"><text:span text:style-name="Heading3Char">Case Studies</text:span></text:p>
      <text:p text:style-name="Normal">1.<text:s/><text:span text:style-name="Heading3Char">Case Study 1: Flipped Classroom Implementation</text:span></text:p>
      <text:p text:style-name="Normal">A case study of a university implementing the flipped classroom model reveals significant improvements in student performance and satisfaction. Students reported higher levels of engagement and better understanding of course material.</text:p>
      <text:p text:style-name="Normal">2.<text:s/><text:span text:style-name="Heading3Char">Case Study 2: Experiential Learning in Professional Programs</text:span></text:p>
      <text:p text:style-name="Normal">An examination of experiential learning in professional programs, such as business and engineering, highlights the positive impact on students' practical skills and employability.</text:p>
      <text:p text:style-name="Normal"><text:span text:style-name="Heading3Char">3. Case Study : Gamification in STEM Courses</text:span></text:p>
      <text:p text:style-name="Normal">A study on the use of gamification in STEM courses demonstrates increased student motivation and participation, with students showing higher levels of achievement and satisfaction.</text:p>
      <text:p text:style-name="NormalWeb"/>
      <text:p text:style-name="Normal"><text:span text:style-name="Heading3Char">•<text:s/></text:span><text:span text:style-name="Heading3Char">Future Directions</text:span></text:p>
      <text:p text:style-name="Normal">-<text:s/><text:span text:style-name="Heading3Char">Integration of Emerging Technologies</text:span></text:p>
      <text:p text:style-name="Normal">Future innovations in teaching are likely to include advancements in artificial intelligence, virtual reality, and augmented reality. These technologies have the potential to further transform the learning experience by creating immersive and interactive environments.</text:p>
      <text:p text:style-name="Normal">-<text:s/><text:span text:style-name="Heading3Char">Personalized Learning Pathways</text:span></text:p>
      <text:p text:style-name="Normal">The development of more sophisticated adaptive learning systems will enable even greater personalization of the educational experience, catering to the unique needs and preferences of each student.</text:p>
      <text:p text:style-name="Normal"><text:span text:style-name="Heading3Char">-Collaboration and Community Building</text:span></text:p>
      <text:p text:style-name="Normal">Innovative teaching styles will increasingly focus on fostering collaboration and building learning communities, both within and beyond the classroom. This approach will support peer-to-peer learning and create a more connected educational experience.</text:p>
      <text:p text:style-name="Normal"/>
      <text:p text:style-name="P5">Conclusion :</text:p>
      <text:p text:style-name="Normal"/>
      <text:p text:style-name="NormalWeb"><text:span text:style-name="T6">Innovative teaching styles are reshaping higher education by making learning more interactive, practical, and personalized. While these approaches offer numerous benefits, they also present challenges that need to be addressed. As technology continues to evolve, further innovations are expected to enhance the educational experience and better meet the needs of diverse student popula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complex="Arial" text:display="none" style:letter-kerning="false" fo:font-size="8pt" style:font-size-asian="8pt" style:font-size-complex="8pt" fo:hyphenate="false"/>
    </style:style>
    <style:style style:name="z-TopofFormChar" style:display-name="z-Top of Form Char" style:family="text" style:parent-style-name="DefaultParagraphFont">
      <style:text-properties style:font-name="Arial" style:font-name-complex="Arial" text:display="none" style:letter-kerning="false"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complex="Arial" text:display="none" style:letter-kerning="false" fo:font-size="8pt" style:font-size-asian="8pt" style:font-size-complex="8pt" fo:hyphenate="false"/>
    </style:style>
    <style:style style:name="z-BottomofFormChar" style:display-name="z-Bottom of Form Char" style:family="text" style:parent-style-name="DefaultParagraphFont">
      <style:text-properties style:font-name="Arial" style:font-name-complex="Arial" text:display="none" style:letter-kerning="false" fo:font-size="8pt" style:font-size-asian="8pt" style:font-size-complex="8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3LVL1" style:family="text">
      <style:text-properties style:font-name-asian="Yu Gothic Light" style:font-name-complex="Times New Roman" fo:color="#0F4761" fo:font-size="14pt" style:font-size-asian="14pt"/>
    </style:style>
    <style:style style:name="WW_CharLFO24LVL1" style:family="text">
      <style:text-properties style:font-name="Aptos" style:font-name-asian="Yu Gothic Light" style:font-name-complex="Times New Roman" fo:color="#0F4761" fo:font-size="14pt" style:font-size-asian="14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yushi Sharma</meta:initial-creator>
    <dc:creator>Ayushi Sharma</dc:creator>
    <meta:creation-date>2024-09-08T11:46:00Z</meta:creation-date>
    <dc:date>2024-09-08T11:46:00Z</dc:date>
    <meta:template xlink:href="Normal.dotm" xlink:type="simple"/>
    <meta:editing-cycles>33</meta:editing-cycles>
    <meta:editing-duration>PT1140S</meta:editing-duration>
    <meta:document-statistic meta:page-count="1" meta:paragraph-count="11" meta:word-count="846" meta:character-count="5659" meta:row-count="40" meta:non-whitespace-character-count="4824"/>
  </office:meta>
</office:document-meta>
</file>